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draw:fill-color="#579835" draw:textarea-horizontal-align="justify" draw:textarea-vertical-align="middle" draw:auto-grow-height="false" fo:min-height="1.15cm" fo:min-width="7.1cm"/>
    </style:style>
    <style:style style:name="gr3" style:family="graphic" style:parent-style-name="standard">
      <style:graphic-properties draw:fill-color="#579835" draw:textarea-horizontal-align="justify" draw:textarea-vertical-align="middle" draw:auto-grow-height="false" fo:min-height="1.15cm" fo:min-width="3.1cm"/>
    </style:style>
    <style:style style:name="gr4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.95cm" fo:min-width="23.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579835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579835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7.6cm" svg:height="1.1cm" svg:x="9.8cm" svg:y="8.4cm">
          <text:p text:style-name="P1">Hospital Busin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cm" svg:height="1.1cm" svg:x="1.7cm" svg:y="8.4cm">
          <text:p text:style-name="P1">Patient Busines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6cm" svg:height="1.4cm" svg:x="1.7cm" svg:y="10.1cm">
          <text:p text:style-name="P1">Patient Module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6cm" svg:height="1.4cm" svg:x="9.8cm" svg:y="10.1cm">
          <text:p text:style-name="P3"><text:span text:style-name="T1">Hospital + Dep.</text:span></text:p>
          <text:p text:style-name="P3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6cm" svg:height="1.4cm" svg:x="13.7cm" svg:y="10.1cm">
          <text:p text:style-name="P1">Docto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6cm" svg:height="1.1cm" svg:x="17.7cm" svg:y="8.4cm">
          <text:p text:style-name="P1">Medical File Business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7.6cm" svg:height="1.4cm" svg:x="17.7cm" svg:y="10.1cm">
          <text:p text:style-name="P1">Medical File Modul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.5cm" svg:y1="9.5cm" svg:x2="5.5cm" svg:y2="10.1cm" draw:start-shape="id1" draw:start-glue-point="2" draw:end-shape="id2" draw:end-glue-point="0" svg:d="M5500 9500v600" svg:viewBox="0 0 1 601">
          <text:p/>
        </draw:connector>
        <draw:connector draw:style-name="gr4" draw:text-style-name="P5" draw:layer="layout" draw:type="line" svg:x1="11.6cm" svg:y1="10.1cm" svg:x2="13.6cm" svg:y2="9.5cm" draw:start-shape="id3" draw:start-glue-point="0" draw:end-shape="id4" svg:d="M11600 10100l2000-600" svg:viewBox="0 0 2001 601">
          <text:p/>
        </draw:connector>
        <draw:connector draw:style-name="gr4" draw:text-style-name="P5" draw:layer="layout" draw:type="line" svg:x1="15.5cm" svg:y1="10.1cm" svg:x2="13.6cm" svg:y2="9.5cm" draw:start-shape="id5" draw:start-glue-point="0" draw:end-shape="id4" svg:d="M15500 10100l-1900-600" svg:viewBox="0 0 1901 601">
          <text:p/>
        </draw:connector>
        <draw:connector draw:style-name="gr4" draw:text-style-name="P5" draw:layer="layout" draw:type="line" svg:x1="21.5cm" svg:y1="9.5cm" svg:x2="21.5cm" svg:y2="10.1cm" draw:start-shape="id6" draw:end-shape="id7" draw:end-glue-point="0" svg:d="M21500 9500v600" svg:viewBox="0 0 1 601">
          <text:p/>
        </draw:connector>
        <draw:custom-shape draw:style-name="gr5" draw:text-style-name="P6" xml:id="id8" draw:id="id8" draw:layer="layout" svg:width="23.6cm" svg:height="1.2cm" svg:x="1.7cm" svg:y="6.5cm">
          <text:p text:style-name="P1">Endpoint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.5cm" svg:y1="8.4cm" svg:x2="13.5cm" svg:y2="7.7cm" draw:start-shape="id1" draw:start-glue-point="0" draw:end-shape="id8" draw:end-glue-point="2" svg:d="M5500 8400l8000-700" svg:viewBox="0 0 8001 701">
          <text:p/>
        </draw:connector>
        <draw:connector draw:style-name="gr6" draw:text-style-name="P5" draw:layer="layout" draw:type="line" svg:x1="13.6cm" svg:y1="8.4cm" svg:x2="13.5cm" svg:y2="7.7cm" draw:start-shape="id4" draw:end-shape="id8" svg:d="M13600 8400l-100-700" svg:viewBox="0 0 101 701">
          <text:p/>
        </draw:connector>
        <draw:connector draw:style-name="gr6" draw:text-style-name="P5" draw:layer="layout" draw:type="line" svg:x1="21.5cm" svg:y1="8.4cm" svg:x2="13.5cm" svg:y2="7.7cm" draw:start-shape="id6" draw:start-glue-point="0" draw:end-shape="id8" draw:end-glue-point="2" svg:d="M21500 8400l-8000-700" svg:viewBox="0 0 800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1:45:47.565427131</meta:creation-date>
    <dc:date>2018-05-01T13:36:08.953027779</dc:date>
    <meta:editing-duration>PT1H50M19S</meta:editing-duration>
    <meta:editing-cycles>5</meta:editing-cycles>
    <meta:generator>LibreOffice/5.4.2.2.0$Linux_X86_64 LibreOffice_project/40$Build-2</meta:generator>
    <meta:document-statistic meta:object-count="15"/>
  </office:meta>
</office:document-meta>
</file>